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74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1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6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6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9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17" style:family="table-cell" style:parent-style-name="Default">
      <style:text-properties style:font-name="Avenir1" fo:font-style="normal" style:font-style-asian="normal" style:font-style-complex="normal"/>
    </style:style>
    <style:style style:name="ce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69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0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 style:data-style-name="N0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2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63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1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7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47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47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17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785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09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81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8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1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193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1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101" style:family="table-cell" style:parent-style-name="Default">
      <style:table-cell-properties style:vertical-align="middle"/>
      <style:text-properties style:font-name="Avenir1"/>
    </style:style>
    <style:style style:name="ce210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vertical-align="middle"/>
      <style:text-properties style:font-name="Avenir4"/>
    </style:style>
    <style:style style:name="ce21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5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ackground-color="transparent" style:vertical-align="middle"/>
      <style:text-properties style:font-name="Avenir1"/>
    </style:style>
    <style:style style:name="ce197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6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65" style:family="table-cell" style:parent-style-name="Default">
      <style:table-cell-properties style:vertical-align="middle"/>
      <style:text-properties style:use-window-font-color="true" style:font-name="Avenir1"/>
    </style:style>
    <style:style style:name="ce21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6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73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6" style:family="table-cell" style:parent-style-name="Default">
      <style:table-cell-properties fo:wrap-option="no-wrap" style:vertical-align="middle"/>
    </style:style>
    <style:style style:name="ce2177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24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" fo:font-weight="bold"/>
    </style:style>
    <style:style style:name="ce225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" fo:font-weight="normal"/>
    </style:style>
    <style:style style:name="ce225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" fo:font-weight="bold"/>
    </style:style>
    <style:style style:name="ce225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25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071" style:family="table-cell" style:parent-style-name="Default">
      <style:table-cell-properties fo:border="0.06pt solid #000000" style:vertical-align="middle"/>
      <style:text-properties style:font-name="Avenir1"/>
    </style:style>
    <style:style style:name="ce20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"/>
    </style:style>
    <style:style style:name="T5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table:table-column table:style-name="co15" table:default-cell-style-name="ce719"/>
        <table:table-column table:style-name="co16" table:default-cell-style-name="ce719"/>
        <table:table-column table:style-name="co14" table:default-cell-style-name="ce719"/>
        <table:table-column table:style-name="co17" table:default-cell-style-name="ce719"/>
        <table:table-column table:style-name="co18" table:default-cell-style-name="ce719"/>
        <table:table-column table:style-name="co19" table:default-cell-style-name="ce719"/>
        <table:table-column table:style-name="co20" table:default-cell-style-name="ce719"/>
        <table:table-column table:style-name="co21" table:default-cell-style-name="ce719"/>
        <table:table-column table:style-name="co22" table:default-cell-style-name="ce719"/>
        <table:table-column table:style-name="co23" table:default-cell-style-name="ce71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8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28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6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5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content-validation-name="val89" table:number-columns-spanned="3" table:number-rows-spanned="1"/>
          <table:covered-table-cell table:style-name="ce52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0" table:number-columns-spanned="3" table:number-rows-spanned="1"/>
          <table:covered-table-cell table:style-name="ce53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5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5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5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7" table:content-validation-name="val5"/>
          <table:table-cell table:style-name="ce644" table:number-columns-spanned="2" table:number-rows-spanned="1"/>
          <table:covered-table-cell table:style-name="ce670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17"/>
        <table:table-column table:style-name="co25" table:default-cell-style-name="ce617"/>
        <table:table-column table:style-name="co26" table:default-cell-style-name="ce617"/>
        <table:table-column table:style-name="co27" table:default-cell-style-name="ce617"/>
        <table:table-column table:style-name="co28" table:default-cell-style-name="ce617"/>
        <table:table-column table:style-name="co29" table:default-cell-style-name="ce617"/>
        <table:table-column table:style-name="co28" table:number-columns-repeated="3" table:default-cell-style-name="ce617"/>
        <table:table-column table:style-name="co30" table:default-cell-style-name="ce617"/>
        <table:table-column table:style-name="co14" table:default-cell-style-name="ce617"/>
        <table:table-column table:style-name="co31" table:default-cell-style-name="ce617"/>
        <table:table-column table:style-name="co32" table:default-cell-style-name="ce617"/>
        <table:table-column table:style-name="co33" table:default-cell-style-name="ce617"/>
        <table:table-column table:style-name="co34" table:default-cell-style-name="ce617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1001"/>
          <table:covered-table-cell table:number-columns-repeated="2" table:style-name="ce559"/>
          <table:table-cell table:style-name="ce55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951" table:number-columns-spanned="5" table:number-rows-spanned="1"/>
          <table:covered-table-cell table:number-columns-repeated="3" table:style-name="ce559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1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9" table:content-validation-name="val134" office:value-type="string" calcext:value-type="string">
            <text:p>Módosítók</text:p>
          </table:table-cell>
          <table:table-cell table:style-name="ce619" table:content-validation-name="val142" office:value-type="string" calcext:value-type="string">
            <text:p>Összesen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59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89" table:content-validation-name="val122" office:value-type="float" office:value="10" calcext:value-type="float">
            <text:p>10</text:p>
          </table:table-cell>
          <table:table-cell table:style-name="ce689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9" table:content-validation-name="val143" table:formula="of:=[.C4]+[.D4]" office:value-type="float" office:value="15" calcext:value-type="float">
            <text:p>15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958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59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689" table:content-validation-name="val122" office:value-type="float" office:value="20" calcext:value-type="float">
            <text:p>20</text:p>
          </table:table-cell>
          <table:table-cell table:style-name="ce689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9" table:content-validation-name="val144" table:formula="of:=[.C5]+[.B5]+[.D5]" office:value-type="float" office:value="20" calcext:value-type="float">
            <text:p>20</text:p>
          </table:table-cell>
          <table:table-cell table:style-name="ce559" table:number-columns-repeated="5"/>
          <table:table-cell table:style-name="ce960"/>
          <table:table-cell table:style-name="ce6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689" table:content-validation-name="val122" office:value-type="float" office:value="120" calcext:value-type="float">
            <text:p>120</text:p>
          </table:table-cell>
          <table:table-cell table:style-name="ce689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9" table:content-validation-name="val145" table:formula="of:=[.C6]+[.B6]+[.D6]" office:value-type="float" office:value="120" calcext:value-type="float">
            <text:p>120</text:p>
          </table:table-cell>
          <table:table-cell table:style-name="ce55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59" table:number-columns-repeated="6"/>
          <table:table-cell table:style-name="ce727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5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6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689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9" table:content-validation-name="val146" table:formula="of:=[.C8]+[.B8]+[.D8]" office:value-type="float" office:value="-30" calcext:value-type="float">
            <text:p>-30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958" table:content-validation-name="val174" table:formula="of:=[Data.C22]*[Alapértékek.$D$8]" office:value-type="float" office:value="20" calcext:value-type="float">
            <text:p>20 HM</text:p>
          </table:table-cell>
          <table:table-cell table:style-name="ce55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59" table:number-columns-spanned="9" table:number-rows-spanned="1"/>
          <table:covered-table-cell table:number-columns-repeated="5" table:style-name="ce1001"/>
          <table:covered-table-cell table:number-columns-repeated="3" table:style-name="ce559"/>
          <table:table-cell table:style-name="ce55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8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559"/>
          <table:table-cell table:style-name="ce727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5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6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0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5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0" table:content-validation-name="val124" office:value-type="string" calcext:value-type="string">
            <text:p>Szint</text:p>
          </table:table-cell>
          <table:table-cell table:style-name="ce690" office:value-type="string" calcext:value-type="string">
            <text:p>KÉ</text:p>
          </table:table-cell>
          <table:table-cell table:style-name="ce690" office:value-type="string" calcext:value-type="string">
            <text:p>TÉ/CÉ</text:p>
          </table:table-cell>
          <table:table-cell table:style-name="ce690" office:value-type="string" calcext:value-type="string">
            <text:p>VÉ</text:p>
          </table:table-cell>
          <table:table-cell table:style-name="ce690" table:content-validation-name="val159" office:value-type="string" calcext:value-type="string">
            <text:p>Harckeret</text:p>
          </table:table-cell>
          <table:table-cell table:style-name="ce6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8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2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8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2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2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1104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04"/>
          <table:table-cell table:number-columns-repeated="240"/>
        </table:table-row>
        <table:table-row table:style-name="ro11">
          <table:table-cell table:style-name="ce563" table:number-columns-spanned="9" table:number-rows-spanned="1"/>
          <table:covered-table-cell table:number-columns-repeated="7" table:style-name="ce563"/>
          <table:covered-table-cell table:style-name="ce974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4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94" office:value-type="string" calcext:value-type="string">
            <text:p>Távolsági 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2" office:value-type="string" calcext:value-type="string">
            <text:p>SP</text:p>
          </table:table-cell>
          <table:table-cell table:style-name="ce692" office:value-type="string" calcext:value-type="string" table:number-columns-spanned="2" table:number-rows-spanned="1">
            <text:p>Hatótáv + Komment</text:p>
          </table:table-cell>
          <table:covered-table-cell table:style-name="ce634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693" table:content-validation-name="val126" office:value-type="float" office:value="0" calcext:value-type="float">
            <text:p>0</text:p>
          </table:table-cell>
          <table:table-cell table:style-name="ce732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32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ce571" table:content-validation-name="val95"/>
          <table:table-cell table:style-name="ce512" table:content-validation-name="val110" table:formula="of:=VLOOKUP([.$A27];tavolsagi_fegyverek_all;12;0)" office:value-type="string" office:string-value="" calcext:value-type="error">
            <text:p>#N/A</text:p>
          </table:table-cell>
          <table:table-cell table:style-name="ce693" table:content-validation-name="val127" office:value-type="float" office:value="0" calcext:value-type="float">
            <text:p>0</text:p>
          </table:table-cell>
          <table:table-cell table:style-name="ce732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32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0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9"/>
          <table:covered-table-cell table:number-columns-repeated="5" table:style-name="ce580"/>
          <table:covered-table-cell table:style-name="ce639"/>
          <table:covered-table-cell table:style-name="ce839"/>
          <table:table-cell table:style-name="ce563"/>
          <table:table-cell table:style-name="ce110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5" office:value-type="string" calcext:value-type="string">
            <text:p>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2" office:value-type="string" calcext:value-type="string">
            <text:p>SP</text:p>
          </table:table-cell>
          <table:table-cell table:style-name="ce692" office:value-type="string" calcext:value-type="string" table:number-columns-spanned="2" table:number-rows-spanned="1">
            <text:p>Komment</text:p>
          </table:table-cell>
          <table:covered-table-cell table:style-name="ce634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VLOOKUP([.$A31];kezifegyverek_all;14;0)" office:value-type="float" office:value="6" calcext:value-type="float">
            <text:p>6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2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3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3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4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5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8"/>
          <table:table-cell table:style-name="ce512" table:content-validation-name="val110" table:formula="of:=VLOOKUP([.$A36];kezifegyverek_all;14;0)" office:value-type="string" office:string-value="" calcext:value-type="error">
            <text:p>#N/A</text:p>
          </table:table-cell>
          <table:table-cell table:style-name="ce693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71" table:content-validation-name="val99"/>
          <table:table-cell table:style-name="ce512" table:content-validation-name="val110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8"/>
          <table:table-cell table:style-name="ce753" table:content-validation-name="val109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77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77" table:number-columns-spanned="2" table:number-rows-spanned="1"/>
          <table:covered-table-cell table:style-name="ce577"/>
          <table:table-cell table:style-name="ce559"/>
          <table:table-cell table:style-name="Default" table:number-columns-repeated="3"/>
          <table:table-cell table:style-name="ce559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7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59"/>
          <table:covered-table-cell table:style-name="ce794"/>
          <table:table-cell table:style-name="ce55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55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style-name="ce163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9" table:content-validation-name="val111"/>
          <table:table-cell table:style-name="ce635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55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39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39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39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5" table:formula="of:=[.G31]" office:value-type="string" office:string-value="-5 Z" calcext:value-type="string">
            <text:p>-5 Z</text:p>
          </table:table-cell>
          <table:table-cell table:style-name="ce90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55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39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3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39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3" table:formula="of:=[.G33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39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3" table:formula="of:=[.G34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603" table:content-validation-name="val101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39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3" table:formula="of:=[.G35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1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39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3" table:formula="of:=[.G36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1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1"/>
          <table:table-cell table:style-name="ce702" table:content-validation-name="val131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39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702" table:content-validation-name="val163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55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86" table:content-validation-name="val102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86" table:content-validation-name="val102"/>
          <table:table-cell table:style-name="ce703" table:content-validation-name="val131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39" table:formula="of:=&quot;Osztó: &quot;&amp;[.F26]" office:value-type="string" office:string-value="" calcext:value-type="error">
            <text:p>#N/A</text:p>
          </table:table-cell>
          <table:table-cell table:style-name="ce703" table:content-validation-name="val161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55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589" table:content-validation-name="val102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589" table:content-validation-name="val102"/>
          <table:table-cell table:style-name="ce705" table:content-validation-name="val131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39" table:formula="of:=&quot;Osztó: &quot;&amp;[.F27]" office:value-type="string" office:string-value="" calcext:value-type="error">
            <text:p>#N/A</text:p>
          </table:table-cell>
          <table:table-cell table:style-name="ce705" table:content-validation-name="val161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55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55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018"/>
          <table:table-cell table:style-name="ce55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59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8"/>
          <table:table-cell table:style-name="ce776" table:content-validation-name="val130" office:value-type="string" calcext:value-type="string">
            <text:p>Tám/kör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</text:p>
          </table:table-cell>
          <table:table-cell table:style-name="ce77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Elsődleges fegyver</text:p>
          </table:table-cell>
          <table:table-cell table:style-name="ce665" table:content-validation-name="val115" table:number-columns-spanned="2" table:number-rows-spanned="1"/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09" table:formula="of:=VLOOKUP(VLOOKUP([.$B$59];kezifegyverek_all;15;0);harcmodor_harcertekek;4;0)+[.L$60]+[.L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5;0)+[.M$60]+[.M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6;0)+[.N$60]+[.N$64]" office:value-type="string" office:string-value="" calcext:value-type="error">
            <text:p>#N/A</text:p>
          </table:table-cell>
          <table:table-cell table:style-name="ce1020" table:content-validation-name="val177" table:formula="of:=COM.MICROSOFT.CONCAT([.O60];&quot; / &quot;; [.O64])" office:value-type="string" office:string-value="N/A / N/A" calcext:value-type="string">
            <text:p>N/A / 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Másodlagos fegyver</text:p>
          </table:table-cell>
          <table:table-cell table:style-name="ce665" table:content-validation-name="val116" table:number-columns-spanned="2" table:number-rows-spanned="1"/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63"/>
          <table:table-cell/>
          <table:table-cell table:style-name="ce861" table:content-validation-name="val189" table:formula="of:=IF((ISNUMBER(VLOOKUP([.$B59];kezifegyverek_all;11;0))=1);(VLOOKUP([.$B59];kezifegyverek_all;11;0)+IF([.B58]&gt;=[$Data.$S$29];VLOOKUP([.$B$59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2;0))=1);(VLOOKUP([.$B59];kezifegyverek_all;12;0)+IF([.$B$58]&gt;=[$Data.$S$29];VLOOKUP([.$B$59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3;0))=1);(VLOOKUP([.$B59];kezifegyverek_all;13;0)+IF([.$B$58]&gt;=[$Data.$S$29];VLOOKUP([.$B$59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9];kezifegyverek_all;3;0))=1);(VLOOKUP([.$B59];kezifegyverek_all;3;0)+IF([.$B$58]&gt;=[$Data.$S$29];VLOOKUP([.$B$59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9];kezifegyverek_all;10;0))=1);(VLOOKUP([.$B59];kezifegyverek_all;10;0)))" office:value-type="boolean" office:boolean-value="false" calcext:value-type="boolean">
            <text:p>FALSE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34" table:number-columns-repeated="2"/>
          <table:table-cell table:style-name="ce633"/>
          <table:table-cell table:style-name="ce634"/>
          <table:table-cell table:style-name="ce633" table:number-columns-repeated="3"/>
          <table:table-cell table:style-name="ce1013"/>
          <table:table-cell table:style-name="ce970" office:value-type="float" office:value="0" calcext:value-type="float">
            <text:p>0</text:p>
          </table:table-cell>
          <table:table-cell table:style-name="ce559"/>
          <table:table-cell table:style-name="ce863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/>
          <table:table-cell table:style-name="ce1104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7"/>
          <table:table-cell table:style-name="ce717"/>
          <table:table-cell table:style-name="ce782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5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2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56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/>
          <table:table-cell table:style-name="ce1104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8" table:number-columns-spanned="2" table:number-rows-spanned="1"/>
          <table:covered-table-cell table:style-name="ce66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861" table:content-validation-name="val189" table:formula="of:=IF((ISNUMBER(VLOOKUP([.$B60];kezifegyverek_all;11;0))=1);(VLOOKUP([.$B60];kezifegyverek_all;11;0)+IF([.B58]&gt;=[$Data.$S$30];VLOOKUP([.$B$60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60];kezifegyverek_all;12;0))=1);(VLOOKUP([.$B60];kezifegyverek_all;12;0)+IF([.B58]&gt;=[$Data.S30];VLOOKUP([.$B$60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60];kezifegyverek_all;13;0))=1);(VLOOKUP([.$B60];kezifegyverek_all;13;0)+IF([.$B$58]&gt;=[$Data.$S$30];VLOOKUP([.$B$60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60];kezifegyverek_all;3;0))=1);(VLOOKUP([.$B60];kezifegyverek_all;3;0)+IF([.$B$58]&gt;=[$Data.$S$30];VLOOKUP([.$B$60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60];kezifegyverek_all;10;0))=1);(VLOOKUP([.$B60];kezifegyverek_all;10;0)))" office:value-type="boolean" office:boolean-value="false" calcext:value-type="boolean">
            <text:p>FALSE</text:p>
          </table:table-cell>
          <table:table-cell table:style-name="ce1273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59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22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3"/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22" office:value-type="string" calcext:value-type="string">
            <text:p>Szúró</text:p>
          </table:table-cell>
          <table:table-cell table:style-name="ce72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59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1" table:number-columns-spanned="2" table:number-rows-spanned="1"/>
          <table:covered-table-cell table:style-name="ce680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2">
          <table:table-cell table:style-name="ce932"/>
          <table:table-cell table:style-name="ce721"/>
          <table:table-cell table:style-name="ce563" table:number-columns-repeated="2"/>
          <table:table-cell table:number-columns-repeated="3"/>
          <table:table-cell table:style-name="ce563"/>
          <table:table-cell table:style-name="ce974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59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59" table:number-columns-repeated="2"/>
          <table:table-cell table:style-name="Default" table:number-columns-repeated="3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 table:number-columns-repeated="2"/>
          <table:table-cell table:style-name="ce1056"/>
          <table:table-cell table:style-name="ce559" table:number-columns-repeated="2"/>
          <table:table-cell table:style-name="Default" table:number-columns-repeated="3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/>
          <table:table-cell table:style-name="ce956"/>
          <table:table-cell table:style-name="ce1057"/>
          <table:table-cell table:style-name="ce559" table:number-columns-repeated="3"/>
          <table:table-cell table:style-name="Default" table:number-columns-repeated="2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5"/>
          <table:table-cell table:style-name="ce1217"/>
          <table:table-cell table:style-name="ce1252"/>
          <table:table-cell table:style-name="ce1301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6"/>
          <table:table-cell table:style-name="ce1218"/>
          <table:table-cell table:style-name="ce1253"/>
          <table:table-cell table:style-name="ce1302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7"/>
          <table:table-cell table:style-name="ce1219"/>
          <table:table-cell table:style-name="ce1254"/>
          <table:table-cell table:style-name="ce1303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59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ce382"/>
          <table:table-cell table:style-name="ce559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9"/>
          <table:table-cell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17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74"/>
          <table:covered-table-cell table:style-name="ce1147" table:content-validation-name="val109"/>
          <table:covered-table-cell table:style-name="ce1474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76"/>
          <table:covered-table-cell table:style-name="ce1148" table:content-validation-name="val109"/>
          <table:covered-table-cell table:style-name="ce1476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76"/>
          <table:covered-table-cell table:style-name="ce1148" table:content-validation-name="val109"/>
          <table:covered-table-cell table:style-name="ce1476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7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7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7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8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78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0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04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04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0" table:content-validation-name="val5" table:number-columns-spanned="13" table:number-rows-spanned="1"/>
          <table:covered-table-cell table:number-columns-repeated="5" table:style-name="ce1410" table:content-validation-name="val5"/>
          <table:covered-table-cell table:style-name="ce1438" table:content-validation-name="val5"/>
          <table:covered-table-cell table:number-columns-repeated="5" table:style-name="ce14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678"/>
        <table:table-column table:style-name="co61" table:default-cell-style-name="ce1678"/>
        <table:table-column table:style-name="co40" table:number-columns-repeated="2" table:default-cell-style-name="ce1678"/>
        <table:table-column table:style-name="co62" table:default-cell-style-name="ce1678"/>
        <table:table-column table:style-name="co40" table:number-columns-repeated="2" table:default-cell-style-name="ce1678"/>
        <table:table-column table:style-name="co63" table:default-cell-style-name="ce1678"/>
        <table:table-column table:style-name="co64" table:default-cell-style-name="ce1678"/>
        <table:table-column table:style-name="co40" table:number-columns-repeated="7" table:default-cell-style-name="ce1678"/>
        <table:table-column table:style-name="co65" table:default-cell-style-name="ce1938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80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3"/>
          <table:table-cell table:style-name="ce1912"/>
          <table:table-cell table:style-name="ce719" table:number-columns-repeated="241"/>
          <table:table-cell table:number-columns-repeated="16126"/>
        </table:table-row>
        <table:table-row table:style-name="ro2">
          <table:table-cell table:style-name="ce1809"/>
          <table:table-cell table:style-name="ce1816" office:value-type="string" calcext:value-type="string">
            <text:p>Fegyver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limit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K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style-name="ce1914" office:value-type="string" calcext:value-type="string">
            <text:p>Megjegyzés</text:p>
          </table:table-cell>
          <table:table-cell table:style-name="ce1938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Közelharci fegyverek</text:p>
          </table:table-cell>
          <table:table-cell table:style-name="ce1818"/>
          <table:table-cell table:style-name="ce1840"/>
          <table:table-cell table:style-name="ce1818"/>
          <table:table-cell table:style-name="ce1860" table:number-columns-repeated="2"/>
          <table:table-cell table:style-name="ce1870" table:number-columns-repeated="9"/>
          <table:table-cell table:style-name="ce1840"/>
          <table:table-cell table:style-name="ce1915"/>
          <table:table-cell table:style-name="ce1938" table:number-columns-repeated="9"/>
          <table:table-cell table:style-name="ce1968" table:number-columns-repeated="232"/>
          <table:table-cell table:number-columns-repeated="16126"/>
        </table:table-row>
        <table:table-row table:style-name="ro19">
          <table:table-cell/>
          <table:table-cell table:style-name="ce1819" office:value-type="string" calcext:value-type="string">
            <text:p>Puszta kéz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-5" calcext:value-type="float">
            <text:p>-5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number-columns-repeated="3" table:style-name="ce1841" office:value-type="float" office:value="-10" calcext:value-type="float">
            <text:p>-10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09"/>
          <table:table-cell table:style-name="ce1820" office:value-type="string" calcext:value-type="string">
            <text:p>Tő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820" office:value-type="string" calcext:value-type="string">
            <text:p>Béltépő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Dzsambia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Garott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string" calcext:value-type="string">
            <text:p>spec.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-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820" office:value-type="string" calcext:value-type="string">
            <text:p>Krisz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Levéltőr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1" calcext:value-type="float">
            <text:p>1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string" calcext:value-type="string">
            <text:p>S/V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float" office:value="4" calcext:value-type="float">
            <text:p>4</text:p>
          </table:table-cell>
          <table:table-cell table:style-name="ce1851" office:value-type="float" office:value="5" calcext:value-type="float">
            <text:p>5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Markolatgomb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Méregfog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1" calcext:value-type="float">
            <text:p>1</text:p>
          </table:table-cell>
          <table:table-cell table:number-columns-repeated="2" table:style-name="ce1851" office:value-type="float" office:value="3" calcext:value-type="float">
            <text:p>3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Pugos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Ramier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2" table:style-name="ce1842" office:value-type="float" office:value="5" calcext:value-type="float">
            <text:p>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Tőr, hárító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Tőr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Tőr, ököl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19">
          <table:table-cell/>
          <table:table-cell table:style-name="ce1821" office:value-type="string" calcext:value-type="string">
            <text:p>Tőr, páncélszúró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özelharc</text:p>
          </table:table-cell>
          <table:table-cell table:style-name="ce192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2"/>
          <table:table-cell table:style-name="ce1820" office:value-type="string" calcext:value-type="string">
            <text:p>Tőr, Slan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15">
          <table:table-cell table:style-name="ce1810" office:value-type="string" calcext:value-type="string">
            <text:p>Kardvívó fegyverek</text:p>
          </table:table-cell>
          <table:table-cell table:style-name="ce1822" office:value-type="string" calcext:value-type="string">
            <text:p>Vasököl / páncélkesztyű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float" office:value="3" calcext:value-type="float">
            <text:p>3</text:p>
          </table:table-cell>
          <table:table-cell table:style-name="ce1844" office:value-type="string" calcext:value-type="string">
            <text:p>Z</text:p>
          </table:table-cell>
          <table:table-cell table:style-name="ce1871" office:value-type="float" office:value="0" calcext:value-type="float">
            <text:p>0</text:p>
          </table:table-cell>
          <table:table-cell table:number-columns-repeated="3" table:style-name="ce1874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6" calcext:value-type="float">
            <text:p>6</text:p>
          </table:table-cell>
          <table:table-cell table:style-name="ce1902" office:value-type="string" calcext:value-type="string">
            <text:p>közelharc</text:p>
          </table:table-cell>
          <table:table-cell table:style-name="ce1921"/>
          <table:table-cell table:style-name="ce450" table:number-columns-repeated="9"/>
          <table:table-cell table:number-columns-repeated="16358"/>
        </table:table-row>
        <table:table-row table:style-name="ro2">
          <table:table-cell/>
          <table:table-cell table:style-name="ce1819" office:value-type="string" calcext:value-type="string">
            <text:p>Kard, dzsenn szably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V/S</text:p>
          </table:table-cell>
          <table:table-cell table:style-name="ce1841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D6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8" calcext:value-type="float">
            <text:p>8</text:p>
          </table:table-cell>
          <table:table-cell table:number-columns-repeated="2" table:style-name="ce1841" office:value-type="float" office:value="15" calcext:value-type="float">
            <text:p>15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17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emreli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number-columns-repeated="2"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/>
          <table:table-cell table:number-columns-repeated="16367"/>
        </table:table-row>
        <table:table-row table:style-name="ro21">
          <table:table-cell/>
          <table:table-cell table:style-name="ce1820" office:value-type="string" calcext:value-type="string">
            <text:p>Kard, fejvadász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andzsá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iequa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823" office:value-type="string" calcext:value-type="string">
            <text:p>Kard, hosszú</text:p>
          </table:table-cell>
          <table:table-cell table:style-name="ce1846" office:value-type="string" calcext:value-type="string">
            <text:p>egykezes</text:p>
          </table:table-cell>
          <table:table-cell table:style-name="ce1846" office:value-type="float" office:value="4" calcext:value-type="float">
            <text:p>4</text:p>
          </table:table-cell>
          <table:table-cell table:style-name="ce1846" office:value-type="float" office:value="99" calcext:value-type="float">
            <text:p>99</text:p>
          </table:table-cell>
          <table:table-cell table:style-name="ce1862" office:value-type="string" calcext:value-type="string">
            <text:p><text:span text:style-name="T11"> </text:span><text:span text:style-name="T12">V/S</text:span></text:p>
          </table:table-cell>
          <table:table-cell table:style-name="ce1846" office:value-type="float" office:value="0" calcext:value-type="float">
            <text:p>0</text:p>
          </table:table-cell>
          <table:table-cell table:style-name="ce1875" office:value-type="float" office:value="0" calcext:value-type="float">
            <text:p>0</text:p>
          </table:table-cell>
          <table:table-cell table:number-columns-repeated="2" table:style-name="ce1846" office:value-type="float" office:value="0" calcext:value-type="float">
            <text:p>0</text:p>
          </table:table-cell>
          <table:table-cell table:style-name="ce1875" office:value-type="float" office:value="1" calcext:value-type="float">
            <text:p>1</text:p>
          </table:table-cell>
          <table:table-cell table:style-name="ce1846" office:value-type="float" office:value="6" calcext:value-type="float">
            <text:p>6</text:p>
          </table:table-cell>
          <table:table-cell table:number-columns-repeated="2" table:style-name="ce1846" office:value-type="float" office:value="12" calcext:value-type="float">
            <text:p>12</text:p>
          </table:table-cell>
          <table:table-cell table:style-name="ce1846" office:value-type="float" office:value="7" calcext:value-type="float">
            <text:p>7</text:p>
          </table:table-cell>
          <table:table-cell table:style-name="ce1904" office:value-type="string" calcext:value-type="string">
            <text:p>kardvívás</text:p>
          </table:table-cell>
          <table:table-cell table:style-name="ce192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jatagá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21">
          <table:table-cell/>
          <table:table-cell table:style-name="ce1820" office:value-type="string" calcext:value-type="string">
            <text:p>Ka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20" calcext:value-type="float">
            <text:p>20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khossa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Lagoss 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lovag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ásfélkezes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ásfélkezes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esterkard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mesterkard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3" calcext:value-type="float">
            <text:p>13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Pugoss 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apír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4" calcext:value-type="float">
            <text:p>4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9" calcext:value-type="float">
            <text:p>19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Slan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csatakard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9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23" calcext:value-type="float">
            <text:p>23</text:p>
          </table:table-cell>
          <table:table-cell table:style-name="ce1842" office:value-type="float" office:value="17" calcext:value-type="float">
            <text:p>1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Kard, szably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1K</text:p>
          </table:table-cell>
          <table:table-cell table:style-name="ce1843" office:value-type="string" calcext:value-type="string">
            <text:p>egykezes</text:p>
          </table:table-cell>
          <table:table-cell table:style-name="ce1843" table:number-columns-repeated="4"/>
          <table:table-cell table:style-name="ce187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2K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/>
          <table:table-cell table:style-name="ce1821" office:value-type="string" calcext:value-type="string">
            <text:p>Meneth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V</text:p>
          </table:table-cell>
          <table:table-cell table:style-name="ce184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A3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0" calcext:value-type="float">
            <text:p>10</text:p>
          </table:table-cell>
          <table:table-cell table:number-columns-repeated="2"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Ugyan nem íves fegyver, de kialakítása miatt érvényesek rá annak extrái. SFÉ duplán számít ellene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/>
          <table:table-cell table:style-name="ce1820" office:value-type="string" calcext:value-type="string">
            <text:p>Predoci egyeneskard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7" calcext:value-type="float">
            <text:p>7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0"/>
          <table:table-cell table:style-name="ce1820" office:value-type="string" calcext:value-type="string">
            <text:p>Sequor 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30"/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2">
          <table:table-cell table:style-name="ce1810" office:value-type="string" calcext:value-type="string">
            <text:p>Lándzsavívó fegyverek</text:p>
          </table:table-cell>
          <table:table-cell table:style-name="ce1824" office:value-type="string" calcext:value-type="string">
            <text:p>Tőrkard</text:p>
          </table:table-cell>
          <table:table-cell table:style-name="ce1847" office:value-type="string" calcext:value-type="string">
            <text:p>egykezes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47" office:value-type="string" calcext:value-type="string">
            <text:p>S</text:p>
          </table:table-cell>
          <table:table-cell table:style-name="ce1847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float" office:value="6" calcext:value-type="float">
            <text:p>6</text:p>
          </table:table-cell>
          <table:table-cell table:number-columns-repeated="2" table:style-name="ce1847" office:value-type="float" office:value="12" calcext:value-type="float">
            <text:p>12</text:p>
          </table:table-cell>
          <table:table-cell table:style-name="ce1847" office:value-type="float" office:value="6" calcext:value-type="float">
            <text:p>6</text:p>
          </table:table-cell>
          <table:table-cell table:style-name="ce1905" office:value-type="string" calcext:value-type="string">
            <text:p>kardvívás</text:p>
          </table:table-cell>
          <table:table-cell table:style-name="ce19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1955"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0"/>
          <table:table-cell table:style-name="ce1825" office:value-type="string" calcext:value-type="string">
            <text:p>Alabárd SV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S+V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2" calcext:value-type="float">
            <text:p>12</text:p>
          </table:table-cell>
          <table:table-cell table:number-columns-repeated="2" table:style-name="ce1848" office:value-type="float" office:value="28" calcext:value-type="float">
            <text:p>28</text:p>
          </table:table-cell>
          <table:table-cell table:style-name="ce1848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Szúró és Vágó módban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5" office:value-type="string" calcext:value-type="string">
            <text:p>Alabárd Z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6" calcext:value-type="float">
            <text:p>6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20" calcext:value-type="float">
            <text:p>20</text:p>
          </table:table-cell>
          <table:table-cell table:style-name="ce1848" office:value-type="float" office:value="24" calcext:value-type="float">
            <text:p>24</text:p>
          </table:table-cell>
          <table:table-cell table:style-name="ce1848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Zúzó módban. Talán a legjobb a páncélok ellen az Átütéssel.</text:p>
          </table:table-cell>
          <table:table-cell table:style-name="ce674" table:number-columns-repeated="241"/>
          <table:table-cell table:number-columns-repeated="16126"/>
        </table:table-row>
        <table:table-row table:style-name="ro15">
          <table:table-cell table:style-name="ce1811"/>
          <table:table-cell table:style-name="ce1821" office:value-type="string" calcext:value-type="string">
            <text:p>Bot, hosszú</text:p>
          </table:table-cell>
          <table:table-cell table:style-name="ce1843" office:value-type="string" calcext:value-type="string">
            <text:p>kétkezes</text:p>
          </table:table-cell>
          <table:table-cell table:style-name="ce1852" office:value-type="float" office:value="1" calcext:value-type="float">
            <text:p>1</text:p>
          </table:table-cell>
          <table:table-cell table:style-name="ce1852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24" calcext:value-type="float">
            <text:p>24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19">
          <table:table-cell table:style-name="ce1811"/>
          <table:table-cell table:style-name="ce1821" office:value-type="string" calcext:value-type="string">
            <text:p>Lándzs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number-columns-repeated="2" table:style-name="ce1843" office:value-type="float" office:value="32" calcext:value-type="float">
            <text:p>3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Pik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8" calcext:value-type="float">
            <text:p>18</text:p>
          </table:table-cell>
          <table:table-cell table:number-columns-repeated="2" table:style-name="ce1843" office:value-type="float" office:value="40" calcext:value-type="float">
            <text:p>40</text:p>
          </table:table-cell>
          <table:table-cell table:style-name="ce1843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Ha közrefognak, a fegyver az egyik (választott) támadó ellen 0 harcértékű lesz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Szigony, egykeze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Zúzó fegyverek</text:p>
          </table:table-cell>
          <table:table-cell table:style-name="ce1821" office:value-type="string" calcext:value-type="string">
            <text:p>Szigo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2" calcext:value-type="float">
            <text:p>22</text:p>
          </table:table-cell>
          <table:table-cell table:style-name="ce1843" office:value-type="float" office:value="26" calcext:value-type="float">
            <text:p>26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0"/>
          <table:table-cell table:style-name="ce1583" office:value-type="string" calcext:value-type="string">
            <text:p>Balta</text:p>
          </table:table-cell>
          <table:table-cell table:style-name="ce1841" office:value-type="string" calcext:value-type="string">
            <text:p>egykezes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12"/>
          <table:table-cell table:number-columns-repeated="16367"/>
        </table:table-row>
        <table:table-row table:style-name="ro2">
          <table:table-cell/>
          <table:table-cell table:style-name="ce1819" office:value-type="string" calcext:value-type="string">
            <text:p>Bot, rövid</text:p>
          </table:table-cell>
          <table:table-cell table:style-name="ce1841" office:value-type="string" calcext:value-type="string">
            <text:p>egykezes</text:p>
          </table:table-cell>
          <table:table-cell table:style-name="ce1848" office:value-type="float" office:value="-3" calcext:value-type="float">
            <text:p>-3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9" calcext:value-type="float">
            <text:p>9</text:p>
          </table:table-cell>
          <table:table-cell table:number-columns-repeated="2" table:style-name="ce184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0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ot, furkó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Buzogány, egykezes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64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2" calcext:value-type="float">
            <text:p>12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5" calcext:value-type="float">
            <text:p>5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zúzás</text:p>
          </table:table-cell>
          <table:table-cell table:style-name="ce192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lánco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719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shadleki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3" calcext:value-type="float">
            <text:p>3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1955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tolla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egykeze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number-columns-repeated="2"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4" calcext:value-type="float">
            <text:p>4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table:style-name="ce1923"/>
          <table:table-cell table:number-columns-repeated="16367"/>
        </table:table-row>
        <table:table-row table:style-name="ro19">
          <table:table-cell table:style-name="ce1760"/>
          <table:table-cell table:style-name="ce1820" office:value-type="string" calcext:value-type="string">
            <text:p>Csatacsákány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10" calcext:value-type="float">
            <text:p>1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Ostorharcos fegyverek</text:p>
          </table:table-cell>
          <table:table-cell table:style-name="ce1824" office:value-type="string" calcext:value-type="string">
            <text:p>Harci kalapác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" calcext:value-type="float">
            <text:p>9</text:p>
          </table:table-cell>
          <table:table-cell table:style-name="ce1906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55" table:number-columns-repeated="9"/>
          <table:table-cell table:style-name="ce674" table:number-columns-repeated="232"/>
          <table:table-cell table:style-name="ce719" table:number-columns-repeated="16126"/>
        </table:table-row>
        <table:table-row table:style-name="ro2">
          <table:table-cell table:style-name="ce1810"/>
          <table:table-cell table:style-name="ce1821" office:value-type="string" calcext:value-type="string">
            <text:p>Korbác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6" calcext:value-type="float">
            <text:p>6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2"/>
          <table:table-cell table:style-name="ce1821" office:value-type="string" calcext:value-type="string">
            <text:p>Ostor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/>
          <table:table-cell table:style-name="ce1830" office:value-type="string" calcext:value-type="string">
            <text:p>Ostorkard</text:p>
          </table:table-cell>
          <table:table-cell table:style-name="ce1837" office:value-type="string" calcext:value-type="string">
            <text:p>egykezes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2" calcext:value-type="float">
            <text:p>2</text:p>
          </table:table-cell>
          <table:table-cell table:style-name="ce1855" office:value-type="string" calcext:value-type="string">
            <text:p>V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float" office:value="1" calcext:value-type="float">
            <text:p>1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4" calcext:value-type="float">
            <text:p>4</text:p>
          </table:table-cell>
          <table:table-cell table:style-name="ce1855" office:value-type="float" office:value="14" calcext:value-type="float">
            <text:p>14</text:p>
          </table:table-cell>
          <table:table-cell table:style-name="ce1837" office:value-type="float" office:value="10" calcext:value-type="float">
            <text:p>10</text:p>
          </table:table-cell>
          <table:table-cell table:style-name="ce1892" office:value-type="float" office:value="8" calcext:value-type="float">
            <text:p>8</text:p>
          </table:table-cell>
          <table:table-cell table:style-name="ce1902" office:value-type="string" calcext:value-type="string">
            <text:p>ostorharc</text:p>
          </table:table-cell>
          <table:table-cell table:style-name="ce1936"/>
          <table:table-cell table:style-name="ce450" table:number-columns-repeated="9"/>
          <table:table-cell table:number-columns-repeated="16358"/>
        </table:table-row>
        <table:table-row table:style-name="ro2">
          <table:table-cell table:style-name="ce1813"/>
          <table:table-cell table:number-columns-repeated="14"/>
          <table:table-cell table:style-name="ce1908"/>
          <table:table-cell table:number-columns-repeated="10"/>
          <table:table-cell table:style-name="ce1956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1" office:value-type="string" calcext:value-type="string">
            <text:p>Fegyver</text:p>
          </table:table-cell>
          <table:table-cell table:style-name="ce1831" office:value-type="string" calcext:value-type="string">
            <text:p>Tipus</text:p>
          </table:table-cell>
          <table:table-cell table:style-name="ce1831" office:value-type="string" calcext:value-type="string">
            <text:p>SP</text:p>
          </table:table-cell>
          <table:table-cell table:style-name="ce1861" office:value-type="string" calcext:value-type="string">
            <text:p>Erőbónusz max</text:p>
          </table:table-cell>
          <table:table-cell table:style-name="ce1866" office:value-type="string" calcext:value-type="string">
            <text:p>Sebzés módja</text:p>
          </table:table-cell>
          <table:table-cell table:style-name="ce1831" office:value-type="string" calcext:value-type="string">
            <text:p>Átütés</text:p>
          </table:table-cell>
          <table:table-cell table:style-name="ce1831" table:number-columns-repeated="3"/>
          <table:table-cell table:style-name="ce1831" office:value-type="string" calcext:value-type="string">
            <text:p>Hatótáv</text:p>
          </table:table-cell>
          <table:table-cell table:style-name="ce1831" office:value-type="string" calcext:value-type="string">
            <text:p>KÉ</text:p>
          </table:table-cell>
          <table:table-cell table:style-name="ce1831" office:value-type="string" calcext:value-type="string">
            <text:p>CÉ</text:p>
          </table:table-cell>
          <table:table-cell table:style-name="ce1831" office:value-type="string" calcext:value-type="string">
            <text:p>Osztó</text:p>
          </table:table-cell>
          <table:table-cell table:style-name="ce1831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866"/>
          <table:table-cell table:style-name="ce1956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Hajítófegyverek</text:p>
          </table:table-cell>
          <table:table-cell table:style-name="ce1583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2">
          <table:table-cell table:style-name="ce1814"/>
          <table:table-cell table:style-name="ce1832" office:value-type="string" calcext:value-type="string">
            <text:p>Bola</text:p>
          </table:table-cell>
          <table:table-cell table:style-name="ce1832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number-columns-repeated="2" table:style-name="ce1856" office:value-type="float" office:value="2" calcext:value-type="float">
            <text:p>2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19">
          <table:table-cell/>
          <table:table-cell table:style-name="ce1833" office:value-type="string" calcext:value-type="string">
            <text:p>Dárda</text:p>
          </table:table-cell>
          <table:table-cell table:style-name="ce1833" office:value-type="string" calcext:value-type="string">
            <text:p>egykezes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float" office:value="99" calcext:value-type="float">
            <text:p>99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3" calcext:value-type="float">
            <text:p>3</text:p>
          </table:table-cell>
          <table:table-cell table:style-name="ce1877" table:number-columns-repeated="3"/>
          <table:table-cell table:style-name="ce1857" office:value-type="string" calcext:value-type="string">
            <text:p>5m +(Erő x 3)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3" calcext:value-type="float">
            <text:p>3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hajítás</text:p>
          </table:table-cell>
          <table:table-cell table:style-name="ce19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57"/>
          <table:table-cell table:style-name="ce1785" table:number-columns-repeated="8"/>
          <table:table-cell table:number-columns-repeated="16358"/>
        </table:table-row>
        <table:table-row table:style-name="ro2">
          <table:table-cell table:style-name="ce719"/>
          <table:table-cell table:style-name="ce1834" office:value-type="string" calcext:value-type="string">
            <text:p>Dobócsillag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3" calcext:value-type="float">
            <text:p>-3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5m</text:p>
          </table:table-cell>
          <table:table-cell table:style-name="ce1858" office:value-type="float" office:value="12" calcext:value-type="float">
            <text:p>12</text:p>
          </table:table-cell>
          <table:table-cell table:style-name="ce1858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5" calcext:value-type="float">
            <text:p>5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16367"/>
        </table:table-row>
        <table:table-row table:style-name="ro7">
          <table:table-cell/>
          <table:table-cell table:style-name="ce1832" office:value-type="string" calcext:value-type="string">
            <text:p>Dobóháló</text:p>
          </table:table-cell>
          <table:table-cell table:style-name="ce1836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4m +Erő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16367"/>
        </table:table-row>
        <table:table-row table:style-name="ro7">
          <table:table-cell table:style-name="ce1809"/>
          <table:table-cell table:style-name="ce1834" office:value-type="string" calcext:value-type="string">
            <text:p>Hajítóbárd</text:p>
          </table:table-cell>
          <table:table-cell table:style-name="ce1836" office:value-type="string" calcext:value-type="string">
            <text:p>egykezes</text:p>
          </table:table-cell>
          <table:table-cell table:style-name="ce1858" office:value-type="float" office:value="2" calcext:value-type="float">
            <text:p>2</text:p>
          </table:table-cell>
          <table:table-cell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<text:span text:style-name="T15">20m </text:span><text:span text:style-name="T16">+(Erő x 4) </text:span>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4" calcext:value-type="float">
            <text:p>4</text:p>
          </table:table-cell>
          <table:table-cell table:style-name="ce1834" office:value-type="float" office:value="2" calcext:value-type="float">
            <text:p>2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5">
          <table:table-cell/>
          <table:table-cell table:style-name="ce1835" office:value-type="string" calcext:value-type="string">
            <text:p>Hajítótőr</text:p>
          </table:table-cell>
          <table:table-cell table:style-name="ce1833" office:value-type="string" calcext:value-type="string">
            <text:p>egykeze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67" office:value-type="string" calcext:value-type="string">
            <text:p>15m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4" calcext:value-type="float">
            <text:p>4</text:p>
          </table:table-cell>
          <table:table-cell table:style-name="ce1835" office:value-type="float" office:value="2" calcext:value-type="float">
            <text:p>2</text:p>
          </table:table-cell>
          <table:table-cell table:style-name="ce1897" office:value-type="float" office:value="6" calcext:value-type="float">
            <text:p>6</text:p>
          </table:table-cell>
          <table:table-cell table:style-name="ce1911" office:value-type="string" calcext:value-type="string">
            <text:p>hajítás</text:p>
          </table:table-cell>
          <table:table-cell table:style-name="ce194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 table:style-name="ce1814"/>
          <table:table-cell table:style-name="ce1834" office:value-type="string" calcext:value-type="string">
            <text:p>kő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10" calcext:value-type="float">
            <text:p>-10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90" office:value-type="string" calcext:value-type="string">
            <text:p>20m +(Erő x 5) 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7">
          <table:table-cell/>
          <table:table-cell table:style-name="ce1836" office:value-type="string" calcext:value-type="string">
            <text:p>Lasszó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10m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48" office:value-type="string" calcext:value-type="string">
            <text:p>Sebesülés az esés következtében lehet.</text:p>
          </table:table-cell>
          <table:table-cell table:style-name="ce1785" table:number-columns-repeated="9"/>
          <table:table-cell table:number-columns-repeated="16358"/>
        </table:table-row>
        <table:table-row table:style-name="ro2">
          <table:table-cell/>
          <table:table-cell table:style-name="ce1836" office:value-type="string" calcext:value-type="string">
            <text:p>Parittya</text:p>
          </table:table-cell>
          <table:table-cell table:style-name="ce1836" office:value-type="string" calcext:value-type="string">
            <text:p>egykezes</text:p>
          </table:table-cell>
          <table:table-cell table:number-columns-repeated="2"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70m</text:p>
          </table:table-cell>
          <table:table-cell table:number-columns-repeated="2" table:style-name="ce1857" office:value-type="float" office:value="4" calcext:value-type="float">
            <text:p>4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5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12"/>
          <table:table-cell table:style-name="ce183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number-columns-repeated="2"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0m</text:p>
          </table:table-cell>
          <table:table-cell table:style-name="ce1858" office:value-type="float" office:value="7" calcext:value-type="float">
            <text:p>7</text:p>
          </table:table-cell>
          <table:table-cell table:style-name="ce1858" office:value-type="float" office:value="1" calcext:value-type="float">
            <text:p>1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7" office:value-type="string" calcext:value-type="string">
            <text:p>Tőr</text:p>
          </table:table-cell>
          <table:table-cell table:style-name="ce1837" office:value-type="string" calcext:value-type="string">
            <text:p>egykezes</text:p>
          </table:table-cell>
          <table:table-cell table:number-columns-repeated="2"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table:number-columns-repeated="3"/>
          <table:table-cell table:style-name="ce1855" office:value-type="string" calcext:value-type="string">
            <text:p>10m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2" calcext:value-type="float">
            <text:p>2</text:p>
          </table:table-cell>
          <table:table-cell table:style-name="ce1837" office:value-type="float" office:value="2" calcext:value-type="float">
            <text:p>2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hajítás</text:p>
          </table:table-cell>
          <table:table-cell table:style-name="ce1936"/>
          <table:table-cell table:style-name="ce450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Íjász lőfegyverek</text:p>
          </table:table-cell>
          <table:table-cell table:style-name="ce1583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19">
          <table:table-cell/>
          <table:table-cell table:style-name="ce1832" office:value-type="string" calcext:value-type="string">
            <text:p>Rövid íj</text:p>
          </table:table-cell>
          <table:table-cell table:style-name="ce1832" office:value-type="string" calcext:value-type="string">
            <text:p>kétkezes</text:p>
          </table:table-cell>
          <table:table-cell table:style-name="ce1856" office:value-type="float" office:value="1" calcext:value-type="float">
            <text:p>1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string" calcext:value-type="string">
            <text:p>S</text:p>
          </table:table-cell>
          <table:table-cell table:style-name="ce1872" office:value-type="float" office:value="0" calcext:value-type="float">
            <text:p>0</text:p>
          </table:table-cell>
          <table:table-cell table:style-name="ce1882"/>
          <table:table-cell table:style-name="ce1885" table:number-columns-repeated="2"/>
          <table:table-cell table:style-name="ce1856" office:value-type="string" calcext:value-type="string">
            <text:p>60m</text:p>
          </table:table-cell>
          <table:table-cell table:number-columns-repeated="2" table:style-name="ce1856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6" calcext:value-type="float">
            <text:p>6</text:p>
          </table:table-cell>
          <table:table-cell table:style-name="ce1899" office:value-type="string" calcext:value-type="string">
            <text:p>íjászat</text:p>
          </table:table-cell>
          <table:table-cell table:style-name="ce19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Hosszú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2" calcext:value-type="float">
            <text:p>12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Visszacsapó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4" calcext:value-type="float">
            <text:p>4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3" calcext:value-type="float">
            <text:p>3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6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0" calcext:value-type="float">
            <text:p>10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834" office:value-type="string" calcext:value-type="string">
            <text:p>Elf íj</text:p>
          </table:table-cell>
          <table:table-cell table:style-name="ce1834" office:value-type="string" calcext:value-type="string">
            <text:p>kétkezes</text:p>
          </table:table-cell>
          <table:table-cell table:style-name="ce1858" office:value-type="float" office:value="4" calcext:value-type="float">
            <text:p>4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13" calcext:value-type="float">
            <text:p>13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14"/>
          <table:table-cell table:style-name="ce1836" office:value-type="string" calcext:value-type="string">
            <text:p>Fúvócső, kicsi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spec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16m</text:p>
          </table:table-cell>
          <table:table-cell table:style-name="ce1857" office:value-type="float" office:value="10" calcext:value-type="float">
            <text:p>10</text:p>
          </table:table-cell>
          <table:table-cell table:style-name="ce1857" office:value-type="float" office:value="8" calcext:value-type="float">
            <text:p>8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íjászat</text:p>
          </table:table-cell>
          <table:table-cell table:style-name="ce194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Lövész lőfegyverek</text:p>
          </table:table-cell>
          <table:table-cell table:style-name="ce1836" office:value-type="string" calcext:value-type="string">
            <text:p>Fúvócső, vadász</text:p>
          </table:table-cell>
          <table:table-cell table:style-name="ce1836" office:value-type="string" calcext:value-type="string">
            <text:p>kétkezes</text:p>
          </table:table-cell>
          <table:table-cell table:style-name="ce1857" office:value-type="float" office:value="-10" calcext:value-type="float">
            <text:p>-10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30m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10" calcext:value-type="float">
            <text:p>1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íjászat</text:p>
          </table:table-cell>
          <table:table-cell table:style-name="ce1948"/>
          <table:table-cell table:style-name="ce1785" table:number-columns-repeated="9"/>
          <table:table-cell table:number-columns-repeated="16358"/>
        </table:table-row>
        <table:table-row table:style-name="ro2">
          <table:table-cell/>
          <table:table-cell table:style-name="ce1832" office:value-type="string" calcext:value-type="string">
            <text:p>Kézi nyílpuska</text:p>
          </table:table-cell>
          <table:table-cell table:style-name="ce1832" office:value-type="string" calcext:value-type="string">
            <text:p>egykezes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10" calcext:value-type="float">
            <text:p>10</text:p>
          </table:table-cell>
          <table:table-cell table:style-name="ce1899" office:value-type="string" calcext:value-type="string">
            <text:p>lövészet</text:p>
          </table:table-cell>
          <table:table-cell table:style-name="ce19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8" calcext:value-type="float">
            <text:p>8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3" calcext:value-type="float">
            <text:p>13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ehéz 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15" calcext:value-type="float">
            <text:p>15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80m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6" calcext:value-type="float">
            <text:p>16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Shadoni páncéltörő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Z</text:p>
          </table:table-cell>
          <table:table-cell table:style-name="ce1858" office:value-type="float" office:value="20" calcext:value-type="float">
            <text:p>2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string" calcext:value-type="string">
            <text:p>-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7">
          <table:table-cell table:style-name="ce1812"/>
          <table:table-cell table:style-name="ce1834" office:value-type="string" calcext:value-type="string">
            <text:p>Kharei nyílpusk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34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Míg ki nem fogy a tár. Újratöltés: 1 kör</text:p>
          </table:table-cell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 table:style-name="ce1809"/>
          <table:table-cell table:style-name="ce1837" office:value-type="string" calcext:value-type="string">
            <text:p>Aquir nyílpuska</text:p>
          </table:table-cell>
          <table:table-cell table:style-name="ce1837" office:value-type="string" calcext:value-type="string">
            <text:p>egykezes</text:p>
          </table:table-cell>
          <table:table-cell table:style-name="ce1837" office:value-type="string" calcext:value-type="string">
            <text:p>halál / +6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20" calcext:value-type="float">
            <text:p>20</text:p>
          </table:table-cell>
          <table:table-cell table:style-name="ce1881" table:number-columns-repeated="3"/>
          <table:table-cell table:style-name="ce1855" office:value-type="string" calcext:value-type="string">
            <text:p>50m</text:p>
          </table:table-cell>
          <table:table-cell table:style-name="ce1837" office:value-type="float" office:value="8" calcext:value-type="float">
            <text:p>8</text:p>
          </table:table-cell>
          <table:table-cell table:style-name="ce1837" office:value-type="float" office:value="16" calcext:value-type="float">
            <text:p>16</text:p>
          </table:table-cell>
          <table:table-cell table:style-name="ce1837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lövészet</text:p>
          </table:table-cell>
          <table:table-cell table:style-name="ce1954" office:value-type="string" calcext:value-type="string">
            <text:p>Halálos hatása és Átütés értéke csak aquir kézben érvényesül</text:p>
          </table:table-cell>
          <table:table-cell table:style-name="ce1958"/>
          <table:table-cell table:style-name="ce450" table:number-columns-repeated="8"/>
          <table:table-cell table:number-columns-repeated="16358"/>
        </table:table-row>
        <table:table-row table:style-name="ro2">
          <table:table-cell table:style-name="ce1810" office:value-type="string" calcext:value-type="string">
            <text:p>Pajzsok</text:p>
          </table:table-cell>
          <table:table-cell table:style-name="ce1816" office:value-type="string" calcext:value-type="string">
            <text:p>Pajzs típus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max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F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09"/>
          <table:table-cell table:style-name="ce1838" office:value-type="string" calcext:value-type="string">
            <text:p>Kis pajz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3" calcext:value-type="float">
            <text:p>3</text:p>
          </table:table-cell>
          <table:table-cell table:style-name="ce1838" office:value-type="float" office:value="15" calcext:value-type="float">
            <text:p>15</text:p>
          </table:table-cell>
          <table:table-cell table:style-name="ce189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/>
          <table:table-cell table:style-name="ce719" table:number-columns-repeated="5"/>
          <table:table-cell table:number-columns-repeated="4"/>
          <table:table-cell table:style-name="ce1938" table:number-columns-repeated="232"/>
          <table:table-cell table:number-columns-repeated="16126"/>
        </table:table-row>
        <table:table-row table:style-name="ro2">
          <table:table-cell/>
          <table:table-cell table:style-name="ce1838" office:value-type="string" calcext:value-type="string">
            <text:p>Közepes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float" office:value="4" calcext:value-type="float">
            <text:p>4</text:p>
          </table:table-cell>
          <table:table-cell table:style-name="ce1838" office:value-type="float" office:value="30" calcext:value-type="float">
            <text:p>30</text:p>
          </table:table-cell>
          <table:table-cell table:style-name="ce189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9" table:number-columns-repeated="5"/>
          <table:table-cell table:style-name="ce1938" table:number-columns-repeated="4"/>
          <table:table-cell table:number-columns-repeated="16358"/>
        </table:table-row>
        <table:table-row table:style-name="ro21">
          <table:table-cell/>
          <table:table-cell table:style-name="ce1838" office:value-type="string" calcext:value-type="string">
            <text:p>Nagy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number-columns-repeated="2" table:style-name="ce1838" office:value-type="float" office:value="3" calcext:value-type="float">
            <text:p>3</text:p>
          </table:table-cell>
          <table:table-cell table:style-name="ce1838" office:value-type="float" office:value="50" calcext:value-type="float">
            <text:p>50</text:p>
          </table:table-cell>
          <table:table-cell table:style-name="ce1898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3" table:number-columns-repeated="7"/>
          <table:table-cell table:number-columns-repeated="3"/>
          <table:table-cell table:style-name="ce1583" table:number-columns-repeated="3"/>
          <table:table-cell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3" table:number-columns-repeated="7"/>
          <table:table-cell table:number-columns-repeated="3"/>
          <table:table-cell table:style-name="ce1583" table:number-columns-repeated="3"/>
          <table:table-cell/>
          <table:table-cell table:style-name="ce1908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3" table:number-columns-repeated="4"/>
          <table:table-cell table:number-columns-repeated="8"/>
          <table:table-cell table:style-name="ce1908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08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811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811"/>
          <table:table-cell table:style-name="ce1413"/>
          <table:table-cell table:style-name="ce67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4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42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4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01"/>
        <table:table-column table:style-name="co76" table:default-cell-style-name="ce2110"/>
        <table:table-column table:style-name="co77" table:default-cell-style-name="ce2154"/>
        <table:table-column table:style-name="co78" table:default-cell-style-name="ce2101"/>
        <table:table-column table:style-name="co79" table:default-cell-style-name="ce2165"/>
        <table:table-column table:style-name="co80" table:default-cell-style-name="ce2101"/>
        <table:table-column table:style-name="co81" table:default-cell-style-name="ce2101"/>
        <table:table-column table:style-name="co82" table:default-cell-style-name="ce2101"/>
        <table:table-column table:style-name="co83" table:default-cell-style-name="ce2173"/>
        <table:table-column table:style-name="co84" table:default-cell-style-name="ce2101"/>
        <table:table-column table:style-name="co85" table:default-cell-style-name="ce2101"/>
        <table:table-column table:style-name="co86" table:default-cell-style-name="Default"/>
        <table:table-column table:style-name="co87" table:default-cell-style-name="ce2101"/>
        <table:table-column table:style-name="co88" table:default-cell-style-name="ce2101"/>
        <table:table-column table:style-name="co7" table:default-cell-style-name="ce2101"/>
        <table:table-column table:style-name="co89" table:default-cell-style-name="Default"/>
        <table:table-row table:style-name="ro3">
          <table:table-cell table:style-name="ce210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9"/>
          <table:covered-table-cell table:style-name="ce2153"/>
          <table:covered-table-cell table:style-name="ce1975"/>
          <table:covered-table-cell table:style-name="ce1976"/>
          <table:covered-table-cell table:number-columns-repeated="3" table:style-name="ce1975"/>
          <table:covered-table-cell table:style-name="ce2172"/>
          <table:covered-table-cell table:number-columns-repeated="2" table:style-name="ce1975"/>
          <table:covered-table-cell/>
          <table:covered-table-cell table:style-name="ce1975"/>
          <table:covered-table-cell table:number-columns-repeated="3"/>
        </table:table-row>
        <table:table-row table:style-name="ro2">
          <table:table-cell table:number-columns-repeated="4"/>
          <table:table-cell table:style-name="ce1976"/>
          <table:table-cell table:style-name="ce1975"/>
          <table:table-cell table:number-columns-repeated="10"/>
        </table:table-row>
        <table:table-row table:style-name="ro2">
          <table:table-cell table:style-name="ce2102" office:value-type="string" calcext:value-type="string">
            <text:p>Általános fortélyok</text:p>
          </table:table-cell>
          <table:table-cell table:style-name="ce2111" office:value-type="string" calcext:value-type="string">
            <text:p>Max fok</text:p>
          </table:table-cell>
          <table:table-cell table:style-name="ce2111" office:value-type="string" calcext:value-type="string">
            <text:p>Kiterjeszti</text:p>
          </table:table-cell>
          <table:table-cell/>
          <table:table-cell table:style-name="ce2164" office:value-type="string" calcext:value-type="string">
            <text:p>Kiemelt Fortélyok</text:p>
          </table:table-cell>
          <table:table-cell table:style-name="ce1975"/>
          <table:table-cell/>
          <table:table-cell table:style-name="ce2164" office:value-type="string" calcext:value-type="string">
            <text:p>Faj Hátterek</text:p>
          </table:table-cell>
          <table:table-cell table:style-name="ce2164" office:value-type="string" calcext:value-type="string">
            <text:p>Karma Hátterek</text:p>
          </table:table-cell>
          <table:table-cell table:style-name="ce2164" office:value-type="string" calcext:value-type="string">
            <text:p>Leíró Hátterek</text:p>
          </table:table-cell>
          <table:table-cell/>
          <table:table-cell table:style-name="ce2102" office:value-type="string" calcext:value-type="string">
            <text:p>Nyelvek</text:p>
          </table:table-cell>
          <table:table-cell table:style-name="ce2164" office:value-type="string" calcext:value-type="string">
            <text:p>Rövidítés</text:p>
          </table:table-cell>
          <table:table-cell table:style-name="Default"/>
          <table:table-cell table:style-name="ce2102" office:value-type="string" calcext:value-type="string">
            <text:p>Varázslási módszerek</text:p>
          </table:table-cell>
          <table:table-cell table:style-name="ce2101"/>
        </table:table-row>
        <table:table-row table:style-name="ro2">
          <table:table-cell table:style-name="ce2103"/>
          <table:table-cell table:style-name="ce2112"/>
          <table:table-cell table:style-name="ce2155"/>
          <table:table-cell/>
          <table:table-cell table:style-name="Default"/>
          <table:table-cell table:style-name="ce1975"/>
          <table:table-cell/>
          <table:table-cell table:style-name="ce2103"/>
          <table:table-cell table:style-name="ce2101"/>
          <table:table-cell table:style-name="Default"/>
          <table:table-cell/>
          <table:table-cell table:style-name="ce2165"/>
          <table:table-cell/>
          <table:table-cell table:style-name="Default"/>
          <table:table-cell/>
          <table:table-cell table:style-name="ce2101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5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01" office:value-type="string" calcext:value-type="string">
            <text:p>Alkoholista</text:p>
          </table:table-cell>
          <table:table-cell table:style-name="ce2174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65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5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01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6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75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01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6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01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6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64" office:value-type="string" calcext:value-type="string">
            <text:p>Szabad Fortélyok</text:p>
          </table:table-cell>
          <table:table-cell table:style-name="ce2168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01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6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2103"/>
          <table:table-cell table:style-name="ce2169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01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6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60" office:value-type="string" calcext:value-type="string">
            <text:p><text:span text:style-name="T39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01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6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5" office:value-type="string" calcext:value-type="string">
            <text:p>➖➖➖ Általános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60" office:value-type="string" calcext:value-type="string">
            <text:p><text:span text:style-name="T40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01" office:value-type="string" calcext:value-type="string">
            <text:p>Mágikus Összhang</text:p>
          </table:table-cell>
          <table:table-cell table:style-name="ce2174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6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6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01" office:value-type="string" calcext:value-type="string">
            <text:p>Profán</text:p>
          </table:table-cell>
          <table:table-cell table:style-name="ce2174" office:value-type="string" calcext:value-type="string">
            <text:p>Élet</text:p>
          </table:table-cell>
          <table:table-cell/>
          <table:table-cell table:style-name="ce216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6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74" office:value-type="string" calcext:value-type="string">
            <text:p>Rend</text:p>
          </table:table-cell>
          <table:table-cell/>
          <table:table-cell table:style-name="ce216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60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74" office:value-type="string" calcext:value-type="string">
            <text:p>Halál</text:p>
          </table:table-cell>
          <table:table-cell/>
          <table:table-cell table:style-name="ce216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60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74" office:value-type="string" calcext:value-type="string">
            <text:p>Káosz</text:p>
          </table:table-cell>
          <table:table-cell/>
          <table:table-cell table:style-name="ce216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6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6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6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6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6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6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24">
          <table:table-cell table:style-name="ce9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61" office:value-type="float" office:value="1" calcext:value-type="float">
            <text:p>1</text:p>
          </table:table-cell>
          <table:table-cell table:style-name="ce2157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6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64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6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93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6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6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6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07" office:value-type="string" calcext:value-type="string">
            <text:p>4mund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6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60" office:value-type="string" calcext:value-type="string">
            <text:p><text:span text:style-name="T41">🟩 Nyomozás;  🟩Emberismeret</text:span></text:p>
          </table:table-cell>
          <table:table-cell/>
          <table:table-cell table:style-name="ce2107" office:value-type="string" calcext:value-type="string">
            <text:p>asz1sz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6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barbár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6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6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07" office:value-type="string" calcext:value-type="string">
            <text:p>bukán</text:p>
          </table:table-cell>
          <table:table-cell table:style-name="ce2169"/>
          <table:table-cell table:style-name="ce2107" office:value-type="string" calcext:value-type="string">
            <text:p>Hallgatag</text:p>
          </table:table-cell>
          <table:table-cell/>
          <table:table-cell table:style-name="ce216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6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07" office:value-type="string" calcext:value-type="string">
            <text:p>dw00n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6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60" office:value-type="string" calcext:value-type="string">
            <text:p><text:span text:style-name="T32">🟩 </text:span>Befolyásolás, Emberismeret</text:p>
          </table:table-cell>
          <table:table-cell/>
          <table:table-cell table:style-name="ce2107" office:value-type="string" calcext:value-type="string">
            <text:p>dzs4d</text:p>
          </table:table-cell>
          <table:table-cell table:style-name="ce2170"/>
          <table:table-cell table:style-name="ce2107" office:value-type="string" calcext:value-type="string">
            <text:p>Idealista</text:p>
          </table:table-cell>
          <table:table-cell/>
          <table:table-cell table:style-name="ce216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07" office:value-type="string" calcext:value-type="string">
            <text:p>elar</text:p>
          </table:table-cell>
          <table:table-cell table:style-name="ce2170"/>
          <table:table-cell table:style-name="ce2107" office:value-type="string" calcext:value-type="string">
            <text:p>Kígyóiszonyos</text:p>
          </table:table-cell>
          <table:table-cell/>
          <table:table-cell table:style-name="ce216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70"/>
          <table:table-cell table:style-name="ce2107" office:value-type="string" calcext:value-type="string">
            <text:p>Megfontolt</text:p>
          </table:table-cell>
          <table:table-cell/>
          <table:table-cell table:style-name="ce216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60" office:value-type="string" calcext:value-type="string">
            <text:p><text:span text:style-name="T32">🟩 </text:span>Lexikum, Hadászat</text:p>
          </table:table-cell>
          <table:table-cell/>
          <table:table-cell table:style-name="ce2107" office:value-type="string" calcext:value-type="string">
            <text:p>en0szukei</text:p>
          </table:table-cell>
          <table:table-cell table:style-name="ce2170"/>
          <table:table-cell table:style-name="ce2107" office:value-type="string" calcext:value-type="string">
            <text:p>Megbízhatatlan</text:p>
          </table:table-cell>
          <table:table-cell/>
          <table:table-cell table:style-name="ce2165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6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70"/>
          <table:table-cell table:style-name="ce2107" office:value-type="string" calcext:value-type="string">
            <text:p>Megbízható</text:p>
          </table:table-cell>
          <table:table-cell/>
          <table:table-cell table:style-name="ce2101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6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07" office:value-type="string" calcext:value-type="string">
            <text:p>gohr</text:p>
          </table:table-cell>
          <table:table-cell table:style-name="ce2170"/>
          <table:table-cell table:style-name="ce2107" office:value-type="string" calcext:value-type="string">
            <text:p>Meggondolatlan</text:p>
          </table:table-cell>
          <table:table-cell/>
          <table:table-cell table:style-name="ce216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60" office:value-type="string" calcext:value-type="string">
            <text:p><text:span text:style-name="T32">🟩 </text:span>Befolyásolás, Emberismeret</text:p>
          </table:table-cell>
          <table:table-cell/>
          <table:table-cell table:style-name="ce2107" office:value-type="string" calcext:value-type="string">
            <text:p>gorv1ki</text:p>
          </table:table-cell>
          <table:table-cell table:style-name="ce2170"/>
          <table:table-cell table:style-name="ce2107" office:value-type="string" calcext:value-type="string">
            <text:p>Naív</text:p>
          </table:table-cell>
          <table:table-cell/>
          <table:table-cell table:style-name="ce216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il4nori</text:p>
          </table:table-cell>
          <table:table-cell table:style-name="ce1631"/>
          <table:table-cell table:style-name="ce2107" office:value-type="string" calcext:value-type="string">
            <text:p>Nagyképű</text:p>
          </table:table-cell>
          <table:table-cell/>
          <table:table-cell table:style-name="ce216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hál</text:p>
          </table:table-cell>
          <table:table-cell table:style-name="ce1631"/>
          <table:table-cell table:style-name="ce2107" office:value-type="string" calcext:value-type="string">
            <text:p>Nárcisztikus</text:p>
          </table:table-cell>
          <table:table-cell/>
          <table:table-cell table:style-name="ce216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r4ni</text:p>
          </table:table-cell>
          <table:table-cell table:style-name="Default"/>
          <table:table-cell table:style-name="ce2107" office:value-type="string" calcext:value-type="string">
            <text:p>Pókiszonyos</text:p>
          </table:table-cell>
          <table:table-cell/>
          <table:table-cell table:style-name="ce216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mawini</text:p>
          </table:table-cell>
          <table:table-cell table:style-name="Default"/>
          <table:table-cell table:style-name="ce2107" office:value-type="string" calcext:value-type="string">
            <text:p>Precíz</text:p>
          </table:table-cell>
          <table:table-cell/>
          <table:table-cell table:style-name="ce216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6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07" office:value-type="string" calcext:value-type="string">
            <text:p>ni4rei</text:p>
          </table:table-cell>
          <table:table-cell table:style-name="Default"/>
          <table:table-cell table:style-name="ce2107" office:value-type="string" calcext:value-type="string">
            <text:p>Szerény</text:p>
          </table:table-cell>
          <table:table-cell/>
          <table:table-cell table:style-name="ce216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5" office:value-type="string" calcext:value-type="string">
            <text:p>➖➖➖ Vezet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6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07" office:value-type="string" calcext:value-type="string">
            <text:p>nomád</text:p>
          </table:table-cell>
          <table:table-cell table:style-name="Default"/>
          <table:table-cell table:style-name="ce2107" office:value-type="string" calcext:value-type="string">
            <text:p>Talpnyaló</text:p>
          </table:table-cell>
          <table:table-cell/>
          <table:table-cell table:style-name="ce2165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6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07" office:value-type="string" calcext:value-type="string">
            <text:p>pier</text:p>
          </table:table-cell>
          <table:table-cell table:style-name="Default"/>
          <table:table-cell table:style-name="ce2107" office:value-type="string" calcext:value-type="string">
            <text:p>Tiszteletreméltó</text:p>
          </table:table-cell>
          <table:table-cell/>
          <table:table-cell table:style-name="ce216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07" office:value-type="string" calcext:value-type="string">
            <text:p>predoci, edorli</text:p>
          </table:table-cell>
          <table:table-cell table:style-name="Default"/>
          <table:table-cell table:style-name="ce2107" office:value-type="string" calcext:value-type="string">
            <text:p>Teszetosza</text:p>
          </table:table-cell>
          <table:table-cell/>
          <table:table-cell table:style-name="ce216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6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07" office:value-type="string" calcext:value-type="string">
            <text:p>py4r</text:p>
          </table:table-cell>
          <table:table-cell table:style-name="Default"/>
          <table:table-cell table:style-name="ce2107" office:value-type="string" calcext:value-type="string">
            <text:p>Tériszonyos</text:p>
          </table:table-cell>
          <table:table-cell/>
          <table:table-cell table:style-name="ce2101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ragnaroki</text:p>
          </table:table-cell>
          <table:table-cell table:style-name="Default"/>
          <table:table-cell table:style-name="ce2107" office:value-type="string" calcext:value-type="string">
            <text:p>Tudálékos</text:p>
          </table:table-cell>
          <table:table-cell/>
          <table:table-cell table:style-name="ce216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6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3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yburri</text:p>
          </table:table-cell>
          <table:table-cell table:style-name="Default"/>
          <table:table-cell table:style-name="ce2174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6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60" office:value-type="string" calcext:value-type="string">
            <text:p><text:span text:style-name="T41">🟥 </text:span>Előadóművészet</text:p>
          </table:table-cell>
          <table:table-cell/>
          <table:table-cell table:style-name="ce2107" office:value-type="string" calcext:value-type="string">
            <text:p>tarran</text:p>
          </table:table-cell>
          <table:table-cell table:style-name="Default"/>
          <table:table-cell table:style-name="ce2107" office:value-type="string" calcext:value-type="string">
            <text:p>Alacsony</text:p>
          </table:table-cell>
          <table:table-cell/>
          <table:table-cell table:style-name="ce216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60" office:value-type="string" calcext:value-type="string">
            <text:p><text:span text:style-name="T41">🟥 </text:span>Előadóművészet</text:p>
          </table:table-cell>
          <table:table-cell/>
          <table:table-cell table:style-name="ce2107" office:value-type="string" calcext:value-type="string">
            <text:p>ti4dlani</text:p>
          </table:table-cell>
          <table:table-cell table:style-name="Default"/>
          <table:table-cell table:style-name="ce2107" office:value-type="string" calcext:value-type="string">
            <text:p>Albínó</text:p>
          </table:table-cell>
          <table:table-cell/>
          <table:table-cell table:style-name="ce216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66" table:formula="of:=COUNTA([.E11:.E47])" office:value-type="float" office:value="37" calcext:value-type="float">
            <text:p>37</text:p>
          </table:table-cell>
          <table:table-cell table:style-name="ce2160"/>
          <table:table-cell/>
          <table:table-cell table:style-name="ce2107" office:value-type="string" calcext:value-type="string">
            <text:p>tongoriai</text:p>
          </table:table-cell>
          <table:table-cell table:style-name="Default"/>
          <table:table-cell table:style-name="ce2107" office:value-type="string" calcext:value-type="string">
            <text:p>Divatos</text:p>
          </table:table-cell>
          <table:table-cell/>
          <table:table-cell table:style-name="ce2101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0r0ni</text:p>
          </table:table-cell>
          <table:table-cell table:style-name="Default"/>
          <table:table-cell table:style-name="ce2107" office:value-type="string" calcext:value-type="string">
            <text:p>Jóképű</text:p>
          </table:table-cell>
          <table:table-cell/>
          <table:table-cell table:style-name="ce210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örpe</text:p>
          </table:table-cell>
          <table:table-cell table:style-name="Default"/>
          <table:table-cell table:style-name="ce2107" office:value-type="string" calcext:value-type="string">
            <text:p>Kövér</text:p>
          </table:table-cell>
          <table:table-cell/>
          <table:table-cell table:style-name="ce210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101"/>
          <table:table-cell table:style-name="ce2173"/>
          <table:table-cell table:number-columns-repeated="3"/>
        </table:table-row>
        <table:table-row table:style-name="ro24">
          <table:table-cell table:style-name="ce9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14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71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5" office:value-type="string" calcext:value-type="string">
            <text:p>➖➖➖ Befolyástól véd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table:style-name="ce2174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/>
          <table:table-cell table:style-name="Default" table:number-columns-repeated="4"/>
          <table:table-cell table:style-name="ce16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02" office:value-type="string" calcext:value-type="string">
            <text:p>Harci fortélyok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15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6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15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3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0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01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9"/>
        <table:table-column table:style-name="co91" table:default-cell-style-name="ce719"/>
        <table:table-column table:style-name="co40" table:number-columns-repeated="254" table:default-cell-style-name="ce719"/>
        <table:table-column table:style-name="co14" table:number-columns-repeated="16128" table:default-cell-style-name="ce719"/>
        <table:table-row table:style-name="ro2">
          <table:table-cell table:style-name="ce2176" office:value-type="string" calcext:value-type="string">
            <text:p>Karakter pontok (KP) elosztása </text:p>
          </table:table-cell>
          <table:table-cell table:style-name="ce2176"/>
          <table:table-cell table:number-columns-repeated="16382"/>
        </table:table-row>
        <table:table-row table:style-name="ro25">
          <table:table-cell/>
          <table:table-cell table:style-name="ce217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77"/>
          <table:table-cell table:number-columns-repeated="16382"/>
        </table:table-row>
        <table:table-row table:style-name="ro26">
          <table:table-cell/>
          <table:table-cell table:style-name="ce2177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77"/>
          <table:table-cell table:number-columns-repeated="16382"/>
        </table:table-row>
        <table:table-row table:style-name="ro27">
          <table:table-cell/>
          <table:table-cell table:style-name="ce217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77"/>
          <table:table-cell table:number-columns-repeated="16382"/>
        </table:table-row>
        <table:table-row table:style-name="ro26">
          <table:table-cell/>
          <table:table-cell table:style-name="ce217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5">
          <table:table-cell table:style-name="ce217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17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7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7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17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15">
          <table:table-cell table:style-name="ce2246" office:value-type="string" calcext:value-type="string">
            <text:p>V8.9.2</text:p>
          </table:table-cell>
        </table:table-row>
        <table:table-row table:style-name="ro15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5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5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47" office:value-type="string" calcext:value-type="string">
            <text:p>* Szakma lista</text:p>
          </table:table-cell>
        </table:table-row>
        <table:table-row table:style-name="ro30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3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3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101"/>
        <table:table-column table:style-name="co94" table:default-cell-style-name="ce1610"/>
        <table:table-column table:style-name="co15" table:default-cell-style-name="ce2101"/>
        <table:table-column table:style-name="co95" table:default-cell-style-name="ce2101"/>
        <table:table-column table:style-name="co96" table:default-cell-style-name="ce2101"/>
        <table:table-column table:style-name="co97" table:default-cell-style-name="ce2101"/>
        <table:table-column table:style-name="co98" table:default-cell-style-name="ce2101"/>
        <table:table-column table:style-name="co99" table:default-cell-style-name="ce2101"/>
        <table:table-column table:style-name="co100" table:default-cell-style-name="ce2101"/>
        <table:table-column table:style-name="co101" table:default-cell-style-name="ce2101"/>
        <table:table-column table:style-name="co102" table:default-cell-style-name="ce2101"/>
        <table:table-column table:style-name="co89" table:default-cell-style-name="ce2101"/>
        <table:table-column table:style-name="co103" table:default-cell-style-name="ce2101"/>
        <table:table-column table:style-name="co104" table:default-cell-style-name="ce2101"/>
        <table:table-column table:style-name="co105" table:default-cell-style-name="ce2101"/>
        <table:table-column table:style-name="co106" table:default-cell-style-name="ce2101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6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80"/>
          <table:covered-table-cell table:style-name="ce2087"/>
          <table:covered-table-cell table:number-columns-repeated="6" table:style-name="ce2080"/>
          <table:covered-table-cell table:number-columns-repeated="3" table:style-name="ce2127"/>
          <table:covered-table-cell table:style-name="ce208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80"/>
          <table:table-cell table:style-name="ce2087"/>
          <table:table-cell table:style-name="ce2080" table:number-columns-repeated="6"/>
          <table:table-cell table:style-name="ce2127" table:number-columns-repeated="3"/>
          <table:table-cell table:style-name="ce208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96" office:value-type="string" calcext:value-type="string">
            <text:p>Szint</text:p>
          </table:table-cell>
          <table:table-cell table:style-name="ce2096" office:value-type="string" calcext:value-type="string" table:number-columns-spanned="2" table:number-rows-spanned="1">
            <text:p>KP</text:p>
          </table:table-cell>
          <table:covered-table-cell table:style-name="ce209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7" office:value-type="string" calcext:value-type="string">
            <text:p>Fok</text:p>
          </table:table-cell>
          <table:table-cell table:style-name="ce207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59" table:number-columns-repeated="3"/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59"/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7" table:content-validation-name="val209" office:value-type="string" calcext:value-type="string">
            <text:p>Fok</text:p>
          </table:table-cell>
          <table:table-cell table:style-name="ce2077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28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2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2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85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54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61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54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54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59" table:content-validation-name="val5"/>
          <table:table-cell table:style-name="ce207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5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54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37" table:content-validation-name="val5"/>
          <table:table-cell table:style-name="ce2072" table:content-validation-name="val5" table:number-columns-repeated="2"/>
          <table:table-cell table:style-name="ce2110" table:content-validation-name="val5"/>
          <table:table-cell table:style-name="ce2089" table:content-validation-name="val5"/>
          <table:table-cell table:style-name="ce2110" table:content-validation-name="val5" table:number-columns-repeated="3"/>
          <table:table-cell table:style-name="Default" table:number-columns-repeated="3"/>
          <table:table-cell table:style-name="ce1854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59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1854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9" table:content-validation-name="val5"/>
          <table:table-cell table:style-name="ce207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54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9" table:content-validation-name="val5" office:value-type="string" calcext:value-type="string">
            <text:p>Szúró</text:p>
          </table:table-cell>
          <table:table-cell table:style-name="ce2079" table:content-validation-name="val5" office:value-type="string" calcext:value-type="string">
            <text:p>Vágó</text:p>
          </table:table-cell>
          <table:table-cell table:style-name="ce2079" table:content-validation-name="val5" office:value-type="string" calcext:value-type="string">
            <text:p>Zúzó</text:p>
          </table:table-cell>
          <table:table-cell table:style-name="ce207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54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54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54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54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54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54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9" table:content-validation-name="val5" office:value-type="string" calcext:value-type="string">
            <text:p>SFÉ</text:p>
          </table:table-cell>
          <table:table-cell table:style-name="ce207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54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9" table:content-validation-name="val5" table:number-columns-repeated="2"/>
          <table:table-cell table:style-name="Default" table:number-columns-repeated="7"/>
          <table:table-cell table:style-name="ce1854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54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54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54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54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54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61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89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37"/>
          <table:table-cell table:style-name="ce2072" table:number-columns-repeated="2"/>
          <table:table-cell table:style-name="ce2110"/>
          <table:table-cell table:style-name="ce2089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037"/>
          <table:table-cell table:style-name="ce2072" table:number-columns-repeated="2"/>
          <table:table-cell table:style-name="ce2110"/>
          <table:table-cell table:style-name="ce2089"/>
          <table:table-cell table:style-name="ce211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037"/>
          <table:table-cell table:style-name="ce2072" table:number-columns-repeated="2"/>
          <table:table-cell table:style-name="ce2110"/>
          <table:table-cell table:style-name="ce2089"/>
          <table:table-cell table:style-name="ce2110" table:number-columns-repeated="6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/>
          <table:table-cell table:style-name="ce2037"/>
          <table:table-cell table:style-name="ce2072" table:number-columns-repeated="2"/>
          <table:table-cell table:style-name="ce2110"/>
          <table:table-cell table:number-columns-repeated="4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 table:number-columns-repeated="9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0" table:number-columns-repeated="3"/>
          <table:table-cell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5:15:34.230907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5:24:52.677460300</dc:date>
    <meta:editing-cycles>1034</meta:editing-cycles>
    <meta:editing-duration>P9DT15H45M</meta:editing-duration>
    <meta:document-statistic meta:table-count="11" meta:cell-count="44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